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Preformatted_20_Text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fo:font-size="8pt" style:font-size-asian="8pt" style:font-size-complex="8pt"/>
    </style:style>
    <style:style style:name="P7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8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9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weight="bold" fo:background-color="#ff0000" style:font-weight-asian="bold" style:font-weight-complex="bold"/>
    </style:style>
    <style:style style:name="P11" style:family="paragraph" style:parent-style-name="Text_20_body">
      <style:text-properties fo:background-color="#ff0000"/>
    </style:style>
    <style:style style:name="P12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14" style:family="paragraph" style:parent-style-name="Text_20_body"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ext_20_body">
      <style:paragraph-properties fo:background-color="#ff0000">
        <style:background-image/>
      </style:paragraph-properties>
    </style:style>
    <style:style style:name="P16" style:family="paragraph" style:parent-style-name="Text_20_body">
      <style:paragraph-properties fo:background-color="#ff0000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18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19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20" style:family="paragraph" style:parent-style-name="Text_20_body">
      <style:paragraph-properties fo:background-color="transparent">
        <style:background-image/>
      </style:paragraph-properties>
    </style:style>
    <style:style style:name="P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margin-left="1.251cm" fo:margin-right="0cm" fo:text-indent="0cm" style:auto-text-indent="false"/>
    </style:style>
    <style:style style:name="P24" style:family="paragraph" style:parent-style-name="Standard" style:list-style-name="L1"/>
    <style:style style:name="P25" style:family="paragraph" style:parent-style-name="Standard" style:list-style-name="L3"/>
    <style:style style:name="P26" style:family="paragraph" style:parent-style-name="Standard" style:list-style-name="L6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>
      <style:text-properties style:text-line-through-style="none"/>
    </style:style>
    <style:style style:name="P30" style:family="paragraph" style:parent-style-name="Text_20_body" style:list-style-name="L2">
      <style:text-properties style:text-line-through-style="none"/>
    </style:style>
    <style:style style:name="P31" style:family="paragraph" style:parent-style-name="Text_20_body" style:list-style-name="L2">
      <style:text-properties style:text-line-through-style="none"/>
    </style:style>
    <style:style style:name="P32" style:family="paragraph" style:parent-style-name="Text_20_body">
      <style:text-properties fo:background-color="#ff0000"/>
    </style:style>
    <style:style style:name="P33" style:family="paragraph" style:parent-style-name="Text_20_body" style:list-style-name="L1">
      <style:paragraph-properties fo:margin-left="1.251cm" fo:margin-right="0cm" fo:text-indent="0cm" style:auto-text-indent="false"/>
    </style:style>
    <style:style style:name="P34" style:family="paragraph" style:parent-style-name="Text_20_body" style:list-style-name="L3">
      <style:paragraph-properties fo:margin-left="1.251cm" fo:margin-right="0cm" fo:text-indent="0cm" style:auto-text-indent="false"/>
    </style:style>
    <style:style style:name="P35" style:family="paragraph" style:parent-style-name="Text_20_body" style:list-style-name="L3">
      <style:paragraph-properties fo:margin-left="1.251cm" fo:margin-right="0cm" fo:text-indent="0cm" style:auto-text-indent="false"/>
      <style:text-properties fo:background-color="#3deb3d"/>
    </style:style>
    <style:style style:name="P36" style:family="paragraph" style:parent-style-name="Text_20_body" style:list-style-name="L3">
      <style:paragraph-properties fo:margin-left="1.251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37" style:family="paragraph" style:parent-style-name="Text_20_body" style:list-style-name="L6">
      <style:paragraph-properties fo:margin-left="1.251cm" fo:margin-right="0cm" fo:text-indent="0cm" style:auto-text-indent="false"/>
    </style:style>
    <style:style style:name="P38" style:family="paragraph" style:parent-style-name="Text_20_body" style:list-style-name="L1">
      <style:paragraph-properties fo:margin-left="0cm" fo:margin-right="0cm" fo:text-indent="0cm" style:auto-text-indent="false"/>
    </style:style>
    <style:style style:name="P39" style:family="paragraph" style:parent-style-name="Text_20_body" style:list-style-name="L3">
      <style:paragraph-properties fo:margin-left="0cm" fo:margin-right="0cm" fo:text-indent="0cm" style:auto-text-indent="false"/>
    </style:style>
    <style:style style:name="P40" style:family="paragraph" style:parent-style-name="Text_20_body" style:list-style-name="L3">
      <style:paragraph-properties fo:margin-left="1.251cm" fo:margin-right="0cm" fo:text-indent="0.199cm" style:auto-text-indent="false"/>
    </style:style>
    <style:style style:name="P41" style:family="paragraph" style:parent-style-name="Text_20_body" style:list-style-name="L3">
      <style:paragraph-properties fo:margin-left="2.501cm" fo:margin-right="0cm" fo:text-indent="0cm" style:auto-text-indent="false"/>
    </style:style>
    <style:style style:name="P42" style:family="paragraph" style:parent-style-name="Heading_20_2">
      <style:text-properties style:text-line-through-style="non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background-color="#ff6633"/>
    </style:style>
    <style:style style:name="T3" style:family="text">
      <style:text-properties fo:background-color="#ff0000"/>
    </style:style>
    <style:style style:name="T4" style:family="text">
      <style:text-properties fo:language="hu" fo:country="HU"/>
    </style:style>
    <style:style style:name="T5" style:family="text">
      <style:text-properties fo:color="#ffffff" style:text-line-through-style="none" style:font-name="FreeSerif1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ffff" style:text-line-through-style="none" style:font-name="FreeSerif1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ffffff" style:text-line-through-style="none" style:font-name="FreeSerif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color="#ffffff" style:text-line-through-style="none" style:font-name="FreeSerif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9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ffff" style:font-name="Arial" fo:font-style="normal" style:font-style-asian="normal" style:font-style-complex="normal"/>
    </style:style>
    <style:style style:name="T11" style:family="text">
      <style:text-properties style:text-line-through-style="none"/>
    </style:style>
    <style:style style:name="T12" style:family="text">
      <style:text-properties style:text-line-through-style="none" style:font-name="FreeSerif1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Arial" fo:font-style="normal" style:font-style-asian="normal" style:font-style-complex="normal"/>
    </style:style>
    <style:style style:name="T14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Slan</text:subject>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>Nonprofit szabályrendszer a M* világához<text:line-break/>Ailtas, 2008</text:p>
      <text:p text:style-name="P17"/>
      <text:p text:style-name="P17"/>
      <text:p text:style-name="P17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18"/>
      <text:p text:style-name="P18"><text:s/><text:span text:style-name="T13">Creative Commons License</text:span></text:p>
      <text:p text:style-name="P19">Ezen dokumentum maga, továbbá részletei, vagy másolatai kizárólag a Creative Commons</text:p>
      <text:p text:style-name="P17"><text:a xlink:type="simple" xlink:href="http://creativecommons.org/licenses/by-nc-sa/2.5/hu/"><text:span text:style-name="T14">Nevezd meg!-Ne add el!-Így add tovább! 2.5 Magyarország</text:span></text:a></text:p>
      <text:p text:style-name="P9"><text:span text:style-name="T13">Licenc feltételeinek megfelelően használható fel</text:span>. </text:p>
      <text:p text:style-name="P12"/>
      <text:p text:style-name="Text_20_body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P4">Tartalomjegyzék</text:p>
          </text:index-title>
          <text:p text:style-name="P22">TODO (kidolgozandók) (Slan)<text:tab/>3</text:p>
          <text:p text:style-name="P21">"Slan" tradíció<text:tab/>4</text:p>
          <text:p text:style-name="P21">Slan Technikák<text:tab/>4</text:p>
          <text:p text:style-name="P22">Konkrét technikák<text:tab/>5</text:p>
          <text:p text:style-name="P21">Chi harc<text:tab/>7</text:p>
          <text:p text:style-name="P21">Speciális Slan fortélyok<text:tab/>7</text:p>
          <text:p text:style-name="P21">Slan stílusok<text:tab/>7</text:p>
          <text:p text:style-name="P21">Slan fegyverek<text:tab/>7</text:p>
        </text:index-body>
      </text:table-of-content>
      <text:p text:style-name="Text_20_body"/>
      <text:h text:style-name="P1" text:outline-level="3">TODO (kidolgozandók) (Slan)</text:h>
      <text:p text:style-name="Text_20_body"/>
      <text:p text:style-name="P16">TODO: Magyar Gergely cikkét átnézni (rpg.hu). Ha kész a rendszer megkeresni e-mailben, hogy hajlandó-e adaptálni az ő írását. Ad-e engedélyt, stb.</text:p>
      <text:p text:style-name="P20"/>
      <text:p text:style-name="Text_20_body">Itt a Slan út tárgyalásáról lesz szó. </text:p>
      <text:p text:style-name="Text_20_body">A Slan Pszí alatt marad külön iskolaként talán „Belső út” néven.</text:p>
      <text:p text:style-name="Text_20_body"/>
      <text:p text:style-name="Text_20_body"/>
      <text:p text:style-name="P2"/>
      <text:p text:style-name="Preformatted_20_Text"/>
      <text:h text:style-name="Heading_20_2" text:outline-level="2">"Slan" tradíció</text:h>
      <text:list text:style-name="L1">
        <text:list-item>
          <text:p text:style-name="P24">Csak 1. szinten vehető fel </text:p>
        </text:list-item>
        <text:list-item>
          <text:p text:style-name="P24">50 KP</text:p>
        </text:list-item>
        <text:list-item>
          <text:p text:style-name="P38">Követelménye:</text:p>
        </text:list-item>
        <text:list-item>
          <text:p text:style-name="P33">előtörténet</text:p>
        </text:list-item>
        <text:list-item>
          <text:p text:style-name="P33">Tulajdonságok? Esetleg Önuralom, Fogékonyság..</text:p>
        </text:list-item>
      </text:list>
      <text:p text:style-name="P23"/>
      <text:p text:style-name="P10">A Slan iskola diszciplínáit Pszí képzettségként lehet fejleszteni...? EZT RENDBERAKNI!!</text:p>
      <text:h text:style-name="P42" text:outline-level="2">„Belső út” pszí iskola</text:h>
      <text:p text:style-name="P29">Ebben benne van a godoni egy része + pár alap belső utas diszciplína.</text:p>
      <text:h text:style-name="P42" text:outline-level="2">Slan Technikák</text:h>
      <text:list text:style-name="L2">
        <text:list-item>
          <text:p text:style-name="P30">Külön fortély mind (15KP) egyedi követelményekkel</text:p>
        </text:list-item>
        <text:list-item>
          <text:p text:style-name="P30">A „Belső út” pszí iskola alá integrálódnak, ha megtanulta a karakter</text:p>
        </text:list-item>
      </text:list>
      <text:p text:style-name="P29"/>
      <text:list text:style-name="L2">
        <text:list-header>
          <text:p text:style-name="P30"/>
        </text:list-header>
      </text:list>
      <text:p text:style-name="P29"/>
      <text:p text:style-name="Text_20_body"/>
      <text:h text:style-name="P1" text:outline-level="3">Konkrét technikák</text:h>
      <text:p text:style-name="P15">TODO: A konkrét technikák megvitatása: milyen követelmények, hány Pszí pontba kerüljenek, stb.</text:p>
      <text:p text:style-name="Text_20_body">Nem csak harci, hanem „szerzetes” jellegű diszciplínák is lesznek. Pl. párnaizmus.</text:p>
      <text:p text:style-name="P11"/>
      <text:list text:style-name="L3">
        <text:list-item>
          <text:p text:style-name="P25">Kiáltás</text:p>
        </text:list-item>
        <text:list-item>
          <text:p text:style-name="P34">Ha Kiáltás diszciplínát alkalmaz a slan, képes lesz puszta kézzel fegyvert törni</text:p>
        </text:list-item>
        <text:list-item>
          <text:p text:style-name="P25">Aranyharang</text:p>
        </text:list-item>
        <text:list-item>
          <text:p text:style-name="P35">Növeli a Fizikai ellenállást! (FME)</text:p>
        </text:list-item>
        <text:list-item>
          <text:p text:style-name="P25">Tulajdonság növelés: <text:s/>tulajdonság-növelő pontot ad (NEM Tulajdonság pontot!)</text:p>
        </text:list-item>
        <text:list-item>
          <text:p text:style-name="P25">Wuxia ("fejlesztett akrobatika" (ez a régi "Testsúlyváltoztatás")</text:p>
        </text:list-item>
        <text:list-item>
          <text:p text:style-name="P34">Vizen fut, falon mászik</text:p>
        </text:list-item>
        <text:list-item>
          <text:p text:style-name="P34">Mozdíthatatlanság</text:p>
        </text:list-item>
        <text:list-item>
          <text:p text:style-name="P25">Halálos ujj</text:p>
        </text:list-item>
        <text:list-item>
          <text:p text:style-name="P34">Harc közben ne legyen alkalmazható</text:p>
        </text:list-item>
        <text:list-item>
          <text:p text:style-name="P34">Késleltetett hatás csak magas szinten</text:p>
        </text:list-item>
        <text:list-item>
          <text:p text:style-name="P25">Testuralom</text:p>
        </text:list-item>
        <text:list-item>
          <text:p text:style-name="P34">Testhőmérséklet növelés/csökkentés is ez alá tartozik</text:p>
        </text:list-item>
        <text:list-item>
          <text:p text:style-name="P34">Magas szinten alkalmazható</text:p>
        </text:list-item>
        <text:list-item>
          <text:p text:style-name="P34">gyorsabban növeszti a szakállát, körmét</text:p>
        </text:list-item>
        <text:list-item>
          <text:p text:style-name="P34">izzad, elpattant magában hajszálereket</text:p>
        </text:list-item>
        <text:list-item>
          <text:p text:style-name="P34">szabályozza a szívverését</text:p>
        </text:list-item>
        <text:list-item>
          <text:p text:style-name="P39">Tetszhalál</text:p>
        </text:list-item>
        <text:list-item>
          <text:p text:style-name="P34">Magas szinten alkalmazható</text:p>
        </text:list-item>
        <text:list-item>
          <text:p text:style-name="P39">Jelentéktelenség</text:p>
        </text:list-item>
        <text:list-item>
          <text:p text:style-name="P39">Harcos Elme upgrade</text:p>
        </text:list-item>
        <text:list-item>
          <text:p text:style-name="P40"><text:span text:style-name="_5b_RPG_5d__20_Kiemelt_20_kifejezés"><text:span text:style-name="T1">Leírás</text:span></text:span>: Aki elméjében friss, annak teste – jó szolgáló módjára – mindig <text:span text:style-name="T4">engedelmeskedik.</text:span> Az igazi mester több támadó ellen is hosszasan képes harcolni, figyelme nem lankad, mozgása nem lassul.</text:p>
        </text:list-item>
        <text:list-item>
          <text:p text:style-name="P34"><text:s/>(?? Ember által végzett támadások ??) <text:s text:c="2"/>(Mint a Renegát elején a Messort körbevevő Skorpió-fejvadászok esetében.)</text:p>
        </text:list-item>
        <text:list-item>
          <text:p text:style-name="P34">A sima „Harcos elme” fortélynál erősebb hatás. ??? </text:p>
        </text:list-item>
        <text:list-item>
          <text:p text:style-name="P39">Éteriség (Levitáció)</text:p>
        </text:list-item>
        <text:list-item>
          <text:p text:style-name="P34">Legyen követelménye, ne tudja minden 1.szintű sudribunkó megcsinálni.</text:p>
        </text:list-item>
        <text:list-item>
          <text:p text:style-name="P39">Pusztító ököl</text:p>
        </text:list-item>
        <text:list-item>
          <text:p text:style-name="P34"><text:s/>+SP-t ad.. (nem biztos h kell ez... ott van a Fegyvermester fortély is..)</text:p>
        </text:list-item>
        <text:list-item>
          <text:p text:style-name="P39">Egyedi, Harcművész-iskola specifikus technika (pl. "Ötpontos szívrepesztő technika" :) ) KM dönt, hogy mit enged és milyen követelményekkel tanulható.</text:p>
        </text:list-item>
        <text:list-item>
          <text:p text:style-name="P36">5 pontos szívrepesztő technika</text:p>
        </text:list-item>
        <text:list-item>
          <text:p text:style-name="P41">Még nem tudni, melyik iskoláé lesz.</text:p>
        </text:list-item>
        <text:list-item>
          <text:p text:style-name="P41">A Slan halálos, szigorú ritmusú és sorrendű érintéskombinációk segítségével <text:soft-page-break/>végzetes blokkot hoz létre ellenfele testében, aki azonnal életét veszti.</text:p>
        </text:list-item>
        <text:list-item>
          <text:p text:style-name="P41">Hatás: A harcművész 2 körig nem cselekedhet semmit, csak védekezik (védekező harcot és védekező taktikát nem használhat). Ezalatt felkészíti belső energiáit a csapásra. A harmadik körben már dobhat kezdeményezést és amint rá kerül a sor 3 db támadást adhat le rögtön egymás után, melyek alapból nem sebeznek semmit, de ha mindhárom támadás találatot érne el, akkor a harcművész sikerrel végrehajtotta a halálos technikát és ellenfele azonnal meghal.</text:p>
        </text:list-item>
      </text:list>
      <text:p text:style-name="Text_20_body"/>
      <text:h text:style-name="P3" text:outline-level="2">Chi harc</text:h>
      <text:list text:style-name="L4">
        <text:list-item>
          <text:p text:style-name="P27">Olyan, mint Codex-ben a Khirin</text:p>
        </text:list-item>
        <text:list-item>
          <text:p text:style-name="P27">Harci transz, nem "kikapcsolom-bekapcsolom" jellegű. Kijönni belőle se könnyű</text:p>
        </text:list-item>
        <text:list-item>
          <text:p text:style-name="P27">NEM fogyaszt Chi pontot, de minimum 1 Chi pont kell, hogy használni lehessen</text:p>
        </text:list-item>
        <text:list-item>
          <text:p text:style-name="P27">Fixen +5KÉ és +10 TÉ/VÉ bónuszt ad.</text:p>
        </text:list-item>
        <text:list-item>
          <text:p text:style-name="P27">Bódultság esetén nem használható, kábaság, súlyos sebesülés esetén Összpontosítás próbával növelhető.</text:p>
        </text:list-item>
        <text:list-item>
          <text:p text:style-name="P27">Chi pont visszatérés: 1 Cp/perc</text:p>
        </text:list-item>
        <text:list-item>
          <text:p text:style-name="P27">A Chi harc mágiaellenállást is ad, mert transz-szerű állapot: <text:span text:style-name="T3">+X ME</text:span></text:p>
        </text:list-item>
      </text:list>
      <text:p text:style-name="Preformatted_20_Text"/>
      <text:h text:style-name="Heading_20_2" text:outline-level="2">Speciális Slan fortélyok</text:h>
      <text:p text:style-name="P15">Ezek nem technikák!</text:p>
      <text:p text:style-name="Preformatted_20_Text"/>
      <text:list text:style-name="L5">
        <text:list-item>
          <text:p text:style-name="P28">Élő fegyver: Megszűnteti a puszta kéz további levonásait<text:line-break/>Lásd A Harcrendszer „Harc puszta kézzel” fejezetét! Így a Puszta kéz harcértékei: 0KÉ, 0TÉ, 0VÉ lesz.</text:p>
        </text:list-item>
      </text:list>
      <text:p text:style-name="P5"/>
      <text:h text:style-name="Heading_20_2" text:outline-level="2">Slan stílusok</text:h>
      <text:p text:style-name="Text_20_body">Fortélyként. Például:</text:p>
      <text:list text:style-name="L6">
        <text:list-item>
          <text:p text:style-name="P26">Sien-su</text:p>
        </text:list-item>
        <text:list-item>
          <text:p text:style-name="P37">követelménye: Kétkezes harc - 3.fok</text:p>
        </text:list-item>
      </text:list>
      <text:h text:style-name="Heading_20_2" text:outline-level="2">Slan fegyverek</text:h>
      <text:p text:style-name="Text_20_body">1.szinten a karakter csak mesterkardot kapjon, Slan kardhoz már elismert harcművésznek kell lennie. Ok: az 1.szintű karakter nálunk nem kiemelkedő erősségű.</text:p>
      <text:p text:style-name="Text_20_body">A Slan kard fétis szerű tárgy legyen. Ha nincs meg, ne tudjon (vagy csak korlátozottan) slan technikákat használni. (??)</text:p>
      <text:p text:style-name="P14">--</text:p>
      <text:p text:style-name="P7">Creative Commons License</text:p>
      <text:p text:style-name="P8"><text:span text:style-name="T10">Ezen dokumentum maga, továbbá részletei, vagy másolatai kizárólag a Creative Commons <text:s/>„Nevezd meg!-Ne add el!-Így add tovább! 2.5 Magyarország” </text:span><text:span text:style-name="_5b_RPG_5d__20_Áthúzott"><text:span text:style-name="T9">Licenc feltételeinek megfelelően használható fel</text:span></text:span><text:span text:style-name="_5b_RPG_5d__20_Áthúzott"><text:span text:style-name="T5">. </text:span></text:span></text:p>
      <text:p text:style-name="P8"><text:span text:style-name="_5b_RPG_5d__20_Áthúzott"><text:span text:style-name="T6">Ailtas, 2008 </text:span></text:span></text:p>
      <text:p text:style-name="P8"><text:span text:style-name="_5b_RPG_5d__20_Áthúzott"><text:span text:style-name="T7">(</text:span></text:span><text:span text:style-name="_5b_RPG_5d__20_Áthúzott"><text:span text:style-name="T8">CC</text:span></text:span><text:span text:style-name="_5b_RPG_5d__20_Áthúzott"><text:span text:style-name="T7">(BY-NC-SA))</text:span></text:span><text:span text:style-name="_5b_RPG_5d__20_Áthúzott"><text:span text:style-name="T6"> Fekete Bálint, 2008</text:span></text:span></text:p>
      <text:p text:style-name="P8"><text:span text:style-name="_5b_RPG_5d__20_Áthúzott"><text:span text:style-name="T6">--</text:span></text:span></text:p>
      <text:p text:style-name="P6"><text:span text:style-name="_5b_RPG_5d__20_Áthúzot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auto" fo:break-after="auto" fo:background-color="transparent" style:shadow="#c0c0c0 -0.049cm 0.049cm">
        <style:tab-stops/>
        <style:background-image/>
      </style:paragraph-properties>
      <style:text-properties style:font-name="FreeSerif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2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3"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KM100 szabályrendszer</dc:title>
    <dc:subject>Slan</dc:subject>
    <dc:creator>Bálint</dc:creator>
    <dc:date>2008-04-13T23:51:18</dc:date>
    <meta:editing-cycles>3</meta:editing-cycles>
    <meta:editing-duration>PT2H26M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7" meta:paragraph-count="92" meta:word-count="655" meta:character-count="4591"/>
  </office:meta>
</office:document-meta>
</file>